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5in" fo:margin-left="-0.1in" fo:margin-top="0in" fo:margin-bottom="0in" table:align="left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5.3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in" fo:padding-right="0.1in" fo:padding-top="0in" fo:padding-bottom="0.25in" fo:border="none"/>
    </style:style>
    <style:style style:name="Table1.3" style:family="table-row">
      <style:table-row-properties style:min-row-height="0.25in" fo:keep-together="auto"/>
    </style:style>
    <style:style style:name="P1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.028in" loext:contextual-spacing="false" fo:line-height="100%"/>
    </style:style>
    <style:style style:name="P5" style:family="paragraph" style:parent-style-name="Standard" style:master-page-name="First_20_Page">
      <style:paragraph-properties style:page-number="auto"/>
      <style:text-properties style:font-name="Arial" fo:font-size="10pt" style:font-size-asian="10pt" style:font-size-complex="10pt"/>
    </style:style>
    <style:style style:name="P6" style:family="paragraph" style:parent-style-name="Heading_20_2">
      <style:paragraph-properties fo:line-height="100%"/>
    </style:style>
    <style:style style:name="P7" style:family="paragraph" style:parent-style-name="Heading_20_2">
      <style:paragraph-properties fo:line-height="100%"/>
    </style:style>
    <style:style style:name="P8" style:family="paragraph" style:parent-style-name="Heading_20_2">
      <style:paragraph-properties fo:line-height="100%"/>
      <style:text-properties style:font-name="Arial" fo:font-size="10pt" style:font-size-asian="10pt" style:font-size-complex="10pt"/>
    </style:style>
    <style:style style:name="P9" style:family="paragraph" style:parent-style-name="Name">
      <style:paragraph-properties fo:text-align="center" style:justify-single-word="false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List_20_Paragraph" style:list-style-name="WWNum2">
      <style:paragraph-properties fo:line-height="100%"/>
    </style:style>
    <style:style style:name="P12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13" style:family="paragraph" style:parent-style-name="List_20_Paragraph" style:list-style-name="WWNum2">
      <style:paragraph-properties fo:margin-top="0in" fo:margin-bottom="0.028in" loext:contextual-spacing="true" fo:line-height="100%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62626" style:font-name="Arial" fo:font-size="10pt" style:letter-kerning="false" style:font-size-asian="10pt" style:font-size-complex="10pt"/>
    </style:style>
    <style:style style:name="T5" style:family="text">
      <style:text-properties fo:font-variant="normal" fo:text-transform="none"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font-variant="normal" fo:text-transform="none" style:font-name="Arial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a" style:font-name="Arial" fo:font-size="10pt" style:letter-kerning="false" style:font-size-asian="10pt" style:font-size-complex="10pt"/>
    </style:style>
    <style:style style:name="T9" style:family="text">
      <style:text-properties fo:font-variant="normal" fo:text-transform="none" fo:color="#595959" style:font-name="Arial" fo:font-size="10pt" style:letter-kerning="false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1" text:outline-level="1"><text:span text:style-name="T1">Technologigal mastery </text:span></text:h>
          </table:table-cell>
          <table:table-cell table:style-name="Table1.A1" office:value-type="string">
            <text:h text:style-name="P6" text:outline-level="2"><text:span text:style-name="Strong"><text:span text:style-name="T1">Languages</text:span></text:span></text:h>
            <text:p text:style-name="P2"/>
            <text:h text:style-name="P6" text:outline-level="2"><text:span text:style-name="T4">ActionScript, C, Clojure, Common Lisp, Emacs Lisp, Erlang, Forth, Haskell, Haxe, Java, JavaScript, Mercury, OCaml, PHP, Prolog, Python, Ruby, Scala, Scheme, Shell</text:span></text:h>
            <text:h text:style-name="P8" text:outline-level="2"/>
            <text:h text:style-name="P6" text:outline-level="2"><text:span text:style-name="Strong"><text:span text:style-name="T1">Mathematics and statistics</text:span></text:span></text:h>
            <text:p text:style-name="P2"/>
            <text:p text:style-name="P4"><text:span text:style-name="T1">J, Julia, Maxima, Octave (Matlab), R (S).Used Erlang to create a testing server and utility programs for automated testing<text:line-break/></text:span></text:p>
            <text:h text:style-name="P6" text:outline-level="2"><text:span text:style-name="Strong"><text:span text:style-name="T1">Programming environments</text:span></text:span></text:h>
            <text:p text:style-name="P2"/>
            <text:p text:style-name="P4"><text:span text:style-name="T1">Eclipse, Emacs, Intellij IDEA, Vim, Visual Studio<text:line-break/></text:span></text:p>
            <text:h text:style-name="P6" text:outline-level="2"><text:span text:style-name="Strong"><text:span text:style-name="T1">operating systems</text:span></text:span></text:h>
            <text:p text:style-name="P2"/>
            <text:p text:style-name="P4"><text:span text:style-name="T1">Android, GNU/Linux, Mac OS, Microsoft Windows<text:line-break/></text:span></text:p>
            <text:h text:style-name="P6" text:outline-level="2"><text:span text:style-name="Strong"><text:span text:style-name="T1">infrastructure</text:span></text:span></text:h>
            <text:p text:style-name="P2"/>
            <text:p text:style-name="P4"><text:span text:style-name="T1">Ant, Maven, Gradle, Make, Grunt, Jenkins, JIRA, Redmine, Track, Mediawiki, Bugzilla, Selenium, Flex Unit, JUnit, unittest (Python), 5am, Cucumber, Git, Subversion, Mercurial, Perforce, Bazaar<text:line-break/></text:span></text:p>
            <text:h text:style-name="P6" text:outline-level="2"><text:span text:style-name="Strong"><text:span text:style-name="T1">related technologies</text:span></text:span></text:h>
            <text:p text:style-name="P2"/>
            <text:p text:style-name="P4"><text:span text:style-name="T1">Data representation formats (XML, YAML, JSON, RDF, AMF), Graph databases, Network protocols (TCP, UDP, HTTP, FTP), Relational databases (SQL), Web stack (HTML, CSS)<text:line-break/></text:span></text:p>
          </table:table-cell>
        </table:table-row>
        <table:table-row table:style-name="Table1.1">
          <table:table-cell table:style-name="Table1.A1" office:value-type="string">
            <text:h text:style-name="Heading_20_1" text:outline-level="1"><text:span text:style-name="T1">work history</text:span></text:h>
          </table:table-cell>
          <table:table-cell table:style-name="Table1.A1" office:value-type="string">
            <text:h text:style-name="P6" text:outline-level="2"><text:span text:style-name="Strong"><text:span text:style-name="T1">Programmer (</text:span></text:span><text:span text:style-name="T1">PowToon Ltd.) </text:span></text:h>
            <text:p text:style-name="P3"><text:span text:style-name="T1">2014 – 2015<text:line-break/></text:span></text:p>
            <text:list xml:id="list3914580974963492326" text:style-name="WWNum1">
              <text:list-item>
                <text:p text:style-name="P12"><text:span text:style-name="T1">Rebuilt the player application component in Haxe for compiling in both Flash and C++ <text:line-break/></text:span></text:p>
              </text:list-item>
              <text:list-item>
                <text:p text:style-name="P12"><text:span text:style-name="T1">Led the build for the infrastructure code, scripts, automated test generation, and continuous server setup using Ant, Grdle, and Python utilities such as Fabric<text:line-break/></text:span></text:p>
              </text:list-item>
              <text:list-item>
                <text:p text:style-name="P12"><text:span text:style-name="T1">Drafted several designs for the end product<text:line-break/></text:span></text:p>
              </text:list-item>
            </text:list>
            <text:h text:style-name="P6" text:outline-level="2"><text:span text:style-name="Strong"><text:span text:style-name="T1">Programmer</text:span></text:span><text:span text:style-name="Strong"><text:span text:style-name="T1"> (</text:span></text:span><text:span text:style-name="T1">Transgaming Inc.) </text:span></text:h>
            <text:p text:style-name="P3"><text:span text:style-name="T1">2013<text:line-break/></text:span></text:p>
            <text:list xml:id="list154126492651247" text:continue-numbering="true" text:style-name="WWNum1">
              <text:list-item>
                <text:p text:style-name="P12"><text:span text:style-name="T1">Delivered a game portal for a “Smart TV” deployment using TypeScript<text:line-break/></text:span></text:p>
              </text:list-item>
              <text:list-item>
                <text:p text:style-name="P12"><text:span text:style-name="T1">Created a tester program in Python for stress-testing the “Smart TV” program performance<text:line-break/></text:span></text:p>
              </text:list-item>
              <text:list-item>
                <text:p text:style-name="P12"><text:span text:style-name="T1">Automated the project build using Ant<text:line-break/></text:span></text:p>
              </text:list-item>
              <text:list-item>
                <text:p text:style-name="P12"><text:soft-page-break/><text:span text:style-name="T1">Coded a large portion of the Google Analytics based usage statistic aggregation in JavaScript</text:span></text:p>
              </text:list-item>
            </text:list>
            <text:p text:style-name="P1"/>
            <text:h text:style-name="P6" text:outline-level="2"><text:span text:style-name="Strong"><text:span text:style-name="T1">Programmer</text:span></text:span><text:span text:style-name="T1"> (Rounds)</text:span></text:h>
            <text:p text:style-name="P3"><text:span text:style-name="T1">2010 – 2011<text:line-break/></text:span></text:p>
            <text:list xml:id="list1731282665173628686" text:style-name="WWNum2">
              <text:list-item>
                <text:p text:style-name="P13"><text:span text:style-name="T1">Rebuilt the communications component of the video chat application in ActionScript<text:line-break/></text:span></text:p>
              </text:list-item>
              <text:list-item>
                <text:p text:style-name="P13"><text:span text:style-name="T1">Used Erlang to create a testing server and utility programs for automated testing<text:line-break/></text:span></text:p>
              </text:list-item>
              <text:list-item>
                <text:p text:style-name="P11"><text:span text:style-name="T1">Designed a natural language processing program for use in promoting the company’s product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h text:style-name="Heading_20_1" text:outline-level="1"><text:span text:style-name="T1">Community Projects</text:span></text:h>
          </table:table-cell>
          <table:table-cell table:style-name="Table1.A1" office:value-type="string">
            <text:h text:style-name="P6" text:outline-level="2"><text:span text:style-name="Strong"><text:span text:style-name="T5">SCons</text:span></text:span><text:span text:style-name="Strong"><text:span text:style-name="T1"> - </text:span></text:span><text:span text:style-name="Strong"><text:span text:style-name="T7">ActionScript plugin development for an extensible build system written in Python.<text:line-break/></text:span></text:span></text:h>
            <text:h text:style-name="P6" text:outline-level="2"><text:span text:style-name="Strong"><text:span text:style-name="T5">Ad</text:span></text:span><text:span text:style-name="Strong"><text:span text:style-name="T5">obe Community Board</text:span></text:span><text:span text:style-name="T3"> – </text:span><text:span text:style-name="T5">Moderated a forum dedicated to Flash and ActionScript.<text:line-break/></text:span></text:h>
            <text:h text:style-name="P6" text:outline-level="2"><text:span text:style-name="Strong"><text:span text:style-name="T5">StackE</text:span></text:span><text:span text:style-name="Strong"><text:span text:style-name="T5">xchange</text:span></text:span><text:span text:style-name="T3"> – </text:span><text:span text:style-name="T5">Active participant in the Emacs Q/A site</text:span></text:h>
            <text:p text:style-name="P1"/>
          </table:table-cell>
        </table:table-row>
        <table:table-row table:style-name="Table1.3">
          <table:table-cell table:style-name="Table1.A1" office:value-type="string">
            <text:h text:style-name="Heading_20_1" text:outline-level="1"><text:span text:style-name="T1">Education</text:span></text:h>
          </table:table-cell>
          <table:table-cell table:style-name="Table1.A1" office:value-type="string">
            <text:h text:style-name="Heading_20_2" text:outline-level="2"><text:span text:style-name="Strong"><text:span text:style-name="T1">Open University</text:span></text:span><text:span text:style-name="T1">, Raanana, Israel</text:span></text:h>
            <text:h text:style-name="P6" text:outline-level="2"><text:span text:style-name="Strong"><text:span text:style-name="T1">edX</text:span></text:span><text:span text:style-name="T1">, </text:span><text:span text:style-name="T3">Coursera – </text:span><text:span text:style-name="T5">Several</text:span><text:span text:style-name="T3"> </text:span><text:span text:style-name="T5">MOOC classes related to programming, including Data Scientists Toolbox, Statistics, Data Analysis, Machine Learning</text:span></text:h>
            <text:p text:style-name="P1"/>
          </table:table-cell>
        </table:table-row>
        <table:table-row table:style-name="Table1.3">
          <table:table-cell table:style-name="Table1.A1" office:value-type="string">
            <text:h text:style-name="Heading_20_1" text:outline-level="1"><text:span text:style-name="T1">Work examples</text:span></text:h>
          </table:table-cell>
          <table:table-cell table:style-name="Table1.A1" office:value-type="string">
            <text:h text:style-name="Heading_20_2" text:outline-level="2"><text:span text:style-name="T3">Github profile:</text:span><text:span text:style-name="T1"> https://github.com/wvxvw/</text:span></text:h>
          </table:table-cell>
        </table:table-row>
        <table:table-row table:style-name="Table1.3">
          <table:table-cell table:style-name="Table1.A1" office:value-type="string">
            <text:h text:style-name="Heading_20_1" text:outline-level="1"><text:span text:style-name="T1">hobbies</text:span></text:h>
          </table:table-cell>
          <table:table-cell table:style-name="Table1.A1" office:value-type="string">
            <text:h text:style-name="Heading_20_2" text:outline-level="2"><text:span text:style-name="T8">NLP, Computational linguistics, Moral philosophy, General AI, Graphs</text:span></text:h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9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9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200%" fo:text-align="start" style:justify-single-word="false" fo:orphans="2" fo:widows="2" style:writing-mode="lr-tb"/>
      <style:text-properties fo:color="#262626" fo:font-size="9pt" style:font-name-asian="F" style:font-family-generic-asian="system" style:font-pitch-asian="variable" style:font-size-asian="9pt" style:language-asian="ja" style:country-asian="JP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text-align="end" style:justify-single-word="false" fo:padding-left="0in" fo:padding-right="0.0555in" fo:padding-top="0in" fo:padding-bottom="0in" fo:border-left="none" fo:border-right="0.99pt solid #5b9bd5" fo:border-top="none" fo:border-bottom="none"/>
      <style:text-properties fo:text-transform="uppercase" fo:color="#5b9bd5" fo:font-weight="bold" style:letter-kerning="true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keep-together="always" fo:keep-with-next="always"/>
      <style:text-properties fo:text-transform="uppercase" fo:color="#000000" style:letter-kern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style:default-outline-level="">
      <style:paragraph-properties fo:margin-top="0in" fo:margin-bottom="0in" loext:contextual-spacing="false" fo:line-height="100%"/>
      <style:text-properties fo:text-transform="uppercase" fo:color="#5b9bd5" style:font-name="Calibri Light" fo:font-family="'Calibri Light'" style:font-family-generic="roman" style:font-pitch="variable" fo:font-size="24pt" style:font-name-asian="F" style:font-family-generic-asian="system" style:font-pitch-asian="variable" style:font-size-asian="24pt" style:font-name-complex="Times New Roman" style:font-family-complex="'Times New Roman'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5b9bd5" fo:font-size="9pt" fo:font-weight="bold" style:letter-kerning="true" style:font-name-asian="F" style:font-family-generic-asian="system" style:font-pitch-asian="variable" style:font-size-asian="9pt" style:language-asian="ja" style:country-asian="JP" style:font-weight-asian="bold" style:font-size-complex="9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fo:color="#000000" fo:font-size="9pt" style:letter-kerning="true" style:font-name-asian="F" style:font-family-generic-asian="system" style:font-pitch-asian="variable" style:font-size-asian="9pt" style:language-asian="ja" style:country-asian="JP" style:font-size-complex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fo:color="#262626" fo:font-size="9pt" style:font-name-asian="F" style:font-family-generic-asian="system" style:font-pitch-asian="variable" style:font-size-asian="9pt" style:language-asian="ja" style:country-asian="JP" style:font-size-complex="9pt"/>
    </style:style>
    <style:style style:name="Footer_20_Char" style:display-name="Footer Char" style:family="text" style:parent-style-name="Default_20_Paragraph_20_Font">
      <style:text-properties fo:color="#262626" fo:font-size="9pt" style:font-name-asian="F" style:font-family-generic-asian="system" style:font-pitch-asian="variable" style:font-size-asian="9pt" style:language-asian="ja" style:country-asian="JP" style:font-size-complex="9pt"/>
    </style:style>
    <style:style style:name="Emphasis" style:family="text" style:parent-style-name="Default_20_Paragraph_20_Font">
      <style:text-properties fo:color="#5b9bd5" fo:font-style="normal" style:font-style-asian="normal" style:font-style-complex="normal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ame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1in" fo:margin-bottom="0.25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5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Oleg Sivokon</text:p>
        <text:p text:style-name="MP2">OlegSivokon@gmail.com  <text:span text:style-name="Emphasis">|</text:span>  972 (0) 544-563314 <text:s/>Tel Aviv, Israel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Sivokon</meta:initial-creator>
    <dc:creator>Malynnda.Littky</dc:creator>
    <meta:editing-cycles>2</meta:editing-cycles>
    <meta:creation-date>2015-10-12T11:09:00</meta:creation-date>
    <dc:date>2015-10-12T11:09:00</dc:date>
    <meta:editing-duration>P0D</meta:editing-duration>
    <meta:generator>LibreOffice/4.3.7.2$Linux_X86_64 LibreOffice_project/430$Build-2</meta:generator>
    <meta:document-statistic meta:table-count="1" meta:image-count="0" meta:object-count="0" meta:page-count="2" meta:paragraph-count="43" meta:word-count="345" meta:character-count="2456" meta:non-whitespace-character-count="21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